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8" office:value-type="string" office:string-value="Prior Information Notice. Details">
            <text:p>Prior Information Notice. Details</text:p>
          </table:table-cell>
          <table:table-cell table:style-name="ce8" office:value-type="string" office:string-value=""/>
          <table:table-cell table:style-name="ce8" office:value-type="string" office:string-value="Prior Information Notice">
            <text:p>Prior Information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ior Information Notice. UBL Version Identifier. Identifier">
            <text:p>Prior Information Notice. UBL Vers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ior Information Notice. Customization Identifier. Identifier">
            <text:p>Prior Information Notice. Customiza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ior Information Notice. Profile Identifier. Identifier">
            <text:p>Prior Information Notice. Profile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ior Information Notice. Profile Execution Identifier. Identifier">
            <text:p>Prior Information Notice. Profile Execu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ior Information Notice. Identifier">
            <text:p>Prior Information Notice.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ior Information Notice. Copy_ Indicator. Indicator">
            <text:p>Prior Information Notice. Copy_ Indicator. Indicator</text:p>
          </table:table-cell>
          <table:table-cell table:style-name="ce9" office:value-type="string" office:string-value=""/>
          <table:table-cell office:value-type="string" table:style-name="ce9" office:string-value="Prior Information Notice">
            <text:p>Prior Information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ior Information Notice. UUID. Identifier">
            <text:p>Prior Information Notice. UUID.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Prior Information Notice. Contract Folder Identifier. Identifier">
            <text:p>Prior Information Notice. Contract Folder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Prior Information Notice. Issue Date. Date">
            <text:p>Prior Information Notice. Issue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Prior Information Notice. Issue Time. Time">
            <text:p>Prior Information Notice. Issue Time. Tim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rior Information Notice. Note. Text">
            <text:p>Prior Information Notice. Note. Text</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9" office:string-value="Prior Information Notice. Planned Date. Date">
            <text:p>Prior Information Notice. Planned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lanned">
            <text:p>Planned</text:p>
          </table:table-cell>
          <table:table-cell office:value-type="string" table:style-name="ce9" office:string-value="Date">
            <text:p>Date</text:p>
          </table:table-cell>
          <table:table-cell office:value-type="string" table:style-name="ce11" table:formula="of:=IF([.F14]&lt;&gt;&quot;&quot;;CONCATENATE([.F14];&quot; &quot;;[.G14]);[.G14])" office:string-value="Planned Date">
            <text:p>Plann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planned by the Contracting Party for publication of the contract notice.">
            <text:p>The date planned by the Contracting Party for publication of the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ior Information Notice. Document Reference">
            <text:p>Prior Information Notice. Document Referenc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ior Information Notice. Signature">
            <text:p>Prior Information Notice. Signatur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10" office:value-type="string" office:string-value="Prior Information Notice. Contracting Party">
            <text:p>Prior Information Notice. Contracting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10" office:value-type="string" office:string-value="Prior Information Notice. Originator_ Customer Party. Customer Party">
            <text:p>Prior Information Notice. Originator_ Customer Party. Customer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ted the tendering process.">
            <text:p>A party who originated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Prior Information Notice. Receiver_ Party. Party">
            <text:p>Prior Information Notice. Receiver_ Party.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10" office:value-type="string" office:string-value="Prior Information Notice. Tendering Terms">
            <text:p>Prior Information Notice. Tendering Term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10" office:value-type="string" office:string-value="Prior Information Notice. Tendering Process">
            <text:p>Prior Information Notice. Tendering Proces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10" office:value-type="string" office:string-value="Prior Information Notice. Procurement Project">
            <text:p>Prior Information Notice. Procurement Projec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10" office:value-type="string" office:string-value="Prior Information Notice. Procurement Project Lot">
            <text:p>Prior Information Notice. Procurement Project Lo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